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f31" officeooo:paragraph-rsid="001b4f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exos1--</text:p>
      <text:p text:style-name="Standard">--Afficher toutes les informations concernant les employés.--</text:p>
      <text:p text:style-name="Standard"/>
      <text:p text:style-name="Standard">SELECT * FROM employe</text:p>
      <text:p text:style-name="Standard"/>
      <text:p text:style-name="Standard">--exos2--</text:p>
      <text:p text:style-name="Standard">--Afficher toutes les informations concernant les départements.--</text:p>
      <text:p text:style-name="Standard"/>
      <text:p text:style-name="P1">SELECT <text:s/>* FROM dept</text:p>
      <text:p text:style-name="P1"/>
      <text:p text:style-name="Standard">--exos3--</text:p>
      <text:p text:style-name="Standard">-- Afficher le nom, la date d'embauche, le numéro du supérieur, le</text:p>
      <text:p text:style-name="Standard">numéro de département et le salaire de tous les employés.--</text:p>
      <text:p text:style-name="Standard"/>
      <text:p text:style-name="Standard">SELECT dateemb, nosup, nodep, salaire FROM employe</text:p>
      <text:p text:style-name="Standard"/>
      <text:p text:style-name="Standard">1.</text:p>
      <text:p text:style-name="Standard">SELECT nom, dateemb, nosup, nodep, salaire</text:p>
      <text:p text:style-name="Standard">FROM employe</text:p>
      <text:p text:style-name="Standard"/>
      <text:p text:style-name="Standard">2.</text:p>
      <text:p text:style-name="Standard">SELECT nom as Employe, dateemb as Embauche, nosup as Superieur num, nodep as Departement, salaire</text:p>
      <text:p text:style-name="Standard">FROM employe</text:p>
      <text:p text:style-name="Standard"/>
      <text:p text:style-name="Standard">--exos4--</text:p>
      <text:p text:style-name="Standard">--Afficher le titre de tous les employés.--</text:p>
      <text:p text:style-name="Standard"/>
      <text:p text:style-name="Standard">SELECT nom, prenom, titre</text:p>
      <text:p text:style-name="Standard">FROM employe</text:p>
      <text:p text:style-name="Standard"/>
      <text:p text:style-name="Standard">--exos5--</text:p>
      <text:p text:style-name="Standard">--Afficher les différentes valeurs des titres des employés.--</text:p>
      <text:p text:style-name="Standard"/>
      <text:p text:style-name="Standard">SELECT distinct titre</text:p>
      <text:p text:style-name="Standard">FROM employe</text:p>
      <text:p text:style-name="Standard"/>
      <text:p text:style-name="Standard">--exos6--</text:p>
      <text:p text:style-name="Standard">--Afficher le nom, le numéro d'employé et le numéro du</text:p>
      <text:p text:style-name="Standard">département des employés dont le titre est « Secrétaire ».--</text:p>
      <text:p text:style-name="Standard"/>
      <text:p text:style-name="Standard">SELECT nom, noemp, nodep </text:p>
      <text:p text:style-name="Standard">FROM employe </text:p>
      <text:p text:style-name="Standard">WHERE titre = secretaire</text:p>
      <text:p text:style-name="Standard"/>
      <text:p text:style-name="Standard">--exos7--</text:p>
      <text:p text:style-name="Standard">--Afficher le nom et le numéro de département dont le numéro de</text:p>
      <text:p text:style-name="Standard">département est supérieur à 40.--</text:p>
      <text:p text:style-name="Standard"/>
      <text:p text:style-name="Standard">SELECT nom, nodep</text:p>
      <text:p text:style-name="Standard">from employe</text:p>
      <text:p text:style-name="Standard">where nodep &gt; 40</text:p>
      <text:p text:style-name="Standard"><text:soft-page-break/></text:p>
      <text:p text:style-name="Standard">--exos8--</text:p>
      <text:p text:style-name="Standard">--Afficher le nom et le prénom des employés dont le nom est</text:p>
      <text:p text:style-name="Standard">alphabétiquement antérieur au prénom.--</text:p>
      <text:p text:style-name="Standard"/>
      <text:p text:style-name="Standard">SELECT employe.nom, employe.prenom </text:p>
      <text:p text:style-name="Standard">FROM employe</text:p>
      <text:p text:style-name="Standard">ORDER BY employe.nom, employe.prenom</text:p>
      <text:p text:style-name="Standard"/>
      <text:p text:style-name="Standard">--exos9--</text:p>
      <text:p text:style-name="Standard">--Afficher le nom, le salaire et le numéro du département des employés</text:p>
      <text:p text:style-name="Standard">dont le titre est « Représentant », le numéro de département est 35 et</text:p>
      <text:p text:style-name="Standard">le salaire est supérieur à 20000.--</text:p>
      <text:p text:style-name="Standard"/>
      <text:p text:style-name="Standard">SELECT nom, salaire, nodep</text:p>
      <text:p text:style-name="Standard">FROM employe</text:p>
      <text:p text:style-name="Standard">WHERE nodep = 35</text:p>
      <text:p text:style-name="Standard">AND salaire &gt; 20000</text:p>
      <text:p text:style-name="Standard">AND titre = 'représentant'</text:p>
      <text:p text:style-name="Standard"/>
      <text:p text:style-name="Standard">--exos10--</text:p>
      <text:p text:style-name="Standard">--Afficher le nom, le titre et le salaire des employés dont le titre est</text:p>
      <text:p text:style-name="Standard">« Représentant » ou dont le titre est « Président ».--</text:p>
      <text:p text:style-name="Standard"/>
      <text:p text:style-name="Standard">SELECT nom, titre, salaire</text:p>
      <text:p text:style-name="Standard">FROM employe</text:p>
      <text:p text:style-name="Standard">WHERE titre = <text:s/>'président'</text:p>
      <text:p text:style-name="Standard">OR titre= 'représentant'</text:p>
      <text:p text:style-name="Standard"/>
      <text:p text:style-name="Standard">--exos11--</text:p>
      <text:p text:style-name="Standard">--Afficher le nom, le titre, le numéro de département, le salaire des</text:p>
      <text:p text:style-name="Standard">employés du département 34, dont le titre est « Représentant » ou</text:p>
      <text:p text:style-name="Standard">« Secrétaire ».--</text:p>
      <text:p text:style-name="Standard"/>
      <text:p text:style-name="Standard">SELECT nom, titre, nodep, salaire</text:p>
      <text:p text:style-name="Standard">FROM employe</text:p>
      <text:p text:style-name="Standard">WHERE nodep = 34</text:p>
      <text:p text:style-name="Standard">and titre </text:p>
      <text:p text:style-name="Standard">IN ('représentant', <text:s/>'secrétaire')</text:p>
      <text:p text:style-name="Standard"/>
      <text:p text:style-name="Standard"/>
      <text:p text:style-name="Standard">--exos12--</text:p>
      <text:p text:style-name="Standard">--Afficher le nom, le titre, le numéro de département, le salaire des</text:p>
      <text:p text:style-name="Standard">employés dont le titre est Représentant, ou dont le titre est Secrétaire</text:p>
      <text:p text:style-name="Standard">dans le département numéro 34.--</text:p>
      <text:p text:style-name="Standard"/>
      <text:p text:style-name="Standard">SELECT nom, titre, nodep, salaire</text:p>
      <text:p text:style-name="Standard">FROM employe</text:p>
      <text:p text:style-name="Standard">WHERE titre = 'secrétaire'</text:p>
      <text:p text:style-name="Standard">AND nodep = 34</text:p>
      <text:p text:style-name="Standard">OR titre = 'représentant'</text:p>
      <text:p text:style-name="Standard"/>
      <text:p text:style-name="Standard"><text:soft-page-break/>--exos13--</text:p>
      <text:p text:style-name="Standard">--Afficher le nom, et le salaire des employés dont le salaire est compris</text:p>
      <text:p text:style-name="Standard">entre 20000 et 30000.--</text:p>
      <text:p text:style-name="Standard"/>
      <text:p text:style-name="Standard">1.</text:p>
      <text:p text:style-name="Standard">SELECT nom, salaire</text:p>
      <text:p text:style-name="Standard">FROM employe</text:p>
      <text:p text:style-name="Standard">WHERE salaire &gt; 20000</text:p>
      <text:p text:style-name="Standard">AND salaire &lt; 30000</text:p>
      <text:p text:style-name="Standard"/>
      <text:p text:style-name="Standard">2.</text:p>
      <text:p text:style-name="Standard">SELECT nom, salaire</text:p>
      <text:p text:style-name="Standard">FROM employe</text:p>
      <text:p text:style-name="Standard">WHERE salaire BETWEEN 20000 AND 30000</text:p>
      <text:p text:style-name="Standard"/>
      <text:p text:style-name="Standard">--exos14--</text:p>
      <text:p text:style-name="Standard"/>
      <text:p text:style-name="Standard">???</text:p>
      <text:p text:style-name="Standard"/>
      <text:p text:style-name="Standard">--exos15--</text:p>
      <text:p text:style-name="Standard">--Afficher le nom des employés commençant par la lettre « H ».--</text:p>
      <text:p text:style-name="Standard"/>
      <text:p text:style-name="Standard">SELECT nom</text:p>
      <text:p text:style-name="Standard">FROM employe</text:p>
      <text:p text:style-name="Standard">WHERE nom LIKE 'H%'</text:p>
      <text:p text:style-name="Standard"/>
      <text:p text:style-name="Standard"/>
      <text:p text:style-name="Standard">--exos16--</text:p>
      <text:p text:style-name="Standard">--Afficher le nom des employés se terminant par la lettre « n ».--</text:p>
      <text:p text:style-name="Standard"/>
      <text:p text:style-name="Standard">SELECT nom</text:p>
      <text:p text:style-name="Standard">FROM employe</text:p>
      <text:p text:style-name="Standard">WHERE nom LIKE '%n'</text:p>
      <text:p text:style-name="Standard"/>
      <text:p text:style-name="Standard">--exos17--</text:p>
      <text:p text:style-name="Standard">--Afficher le nom des employés contenant la lettre « u » en 3ème</text:p>
      <text:p text:style-name="Standard">position.--</text:p>
      <text:p text:style-name="Standard"/>
      <text:p text:style-name="Standard">SELECT nom</text:p>
      <text:p text:style-name="Standard">FROM employe</text:p>
      <text:p text:style-name="Standard">WHERE nom LIKE '__u%'</text:p>
      <text:p text:style-name="Standard"/>
      <text:p text:style-name="Standard">--exos18--</text:p>
      <text:p text:style-name="Standard">--Afficher le salaire et le nom des employés du service 41 classés par</text:p>
      <text:p text:style-name="Standard">salaire croissant.--</text:p>
      <text:p text:style-name="Standard"/>
      <text:p text:style-name="Standard">SELECT salaire, nom</text:p>
      <text:p text:style-name="Standard">FROM employe</text:p>
      <text:p text:style-name="Standard">WHERE nodep = '41'</text:p>
      <text:p text:style-name="Standard">ORDER BY salaire asc</text:p>
      <text:p text:style-name="Standard"/>
      <text:p text:style-name="Standard">--exos19--</text:p>
      <text:p text:style-name="Standard"><text:soft-page-break/>--Afficher le salaire et le nom des employés du service 41 classés par</text:p>
      <text:p text:style-name="Standard">salaire décroissant.--</text:p>
      <text:p text:style-name="Standard"/>
      <text:p text:style-name="Standard">SELECT salaire, nom</text:p>
      <text:p text:style-name="Standard">FROM employe</text:p>
      <text:p text:style-name="Standard">WHERE nodep = '41'</text:p>
      <text:p text:style-name="Standard">ORDER BY salaire desc</text:p>
      <text:p text:style-name="Standard"/>
      <text:p text:style-name="Standard">--exos20--</text:p>
      <text:p text:style-name="Standard">--Afficher le titre, le salaire et le nom des employés classés par titre</text:p>
      <text:p text:style-name="Standard">croissant et par salaire décroissant.--</text:p>
      <text:p text:style-name="Standard"/>
      <text:p text:style-name="Standard">SELECT titre, salaire, nom</text:p>
      <text:p text:style-name="Standard">FROM employe</text:p>
      <text:p text:style-name="Standard">WHERE nodep = '41'</text:p>
      <text:p text:style-name="Standard">ORDER BY salaire DESC, titre asc</text:p>
      <text:p text:style-name="Standard"/>
      <text:p text:style-name="Standard">--exos21--</text:p>
      <text:p text:style-name="Standard">--Afficher le taux de commission, le salaire et le nom des employés</text:p>
      <text:p text:style-name="Standard">classés par taux de commission croissante.--</text:p>
      <text:p text:style-name="Standard"/>
      <text:p text:style-name="Standard">SELECT tauxcom, salaire, nom</text:p>
      <text:p text:style-name="Standard">FROM employe</text:p>
      <text:p text:style-name="Standard">ORDER BY tauxcom asc</text:p>
      <text:p text:style-name="Standard"/>
      <text:p text:style-name="Standard">--exos22--</text:p>
      <text:p text:style-name="Standard">--Afficher le nom, le salaire, le taux de commission et le titre des</text:p>
      <text:p text:style-name="Standard">employés dont le taux de commission n'est pas renseigné.--</text:p>
      <text:p text:style-name="Standard"/>
      <text:p text:style-name="Standard">SELECT nom, salaire, tauxcom</text:p>
      <text:p text:style-name="Standard">FROM employe</text:p>
      <text:p text:style-name="Standard">WHERE <text:s text:c="2"/>tauxcom IS null</text:p>
      <text:p text:style-name="Standard"/>
      <text:p text:style-name="Standard">--exos23--</text:p>
      <text:p text:style-name="Standard">--Afficher le nom, le salaire, le taux de commission et le titre des</text:p>
      <text:p text:style-name="Standard">employés dont le taux de commission est renseigné.--</text:p>
      <text:p text:style-name="Standard"/>
      <text:p text:style-name="Standard">SELECT nom, salaire, tauxcom, titre</text:p>
      <text:p text:style-name="Standard">FROM employe</text:p>
      <text:p text:style-name="Standard">WHERE <text:s text:c="2"/>tauxcom IS not null</text:p>
      <text:p text:style-name="Standard"/>
      <text:p text:style-name="Standard">--exos24--</text:p>
      <text:p text:style-name="Standard">--Afficher le nom, le salaire, le taux de commission, le titre des</text:p>
      <text:p text:style-name="Standard">employés dont le taux de commission est inférieur à 15.--</text:p>
      <text:p text:style-name="Standard"/>
      <text:p text:style-name="Standard">SELECT nom, salaire, tauxcom, titre</text:p>
      <text:p text:style-name="Standard">FROM employe</text:p>
      <text:p text:style-name="Standard">WHERE <text:s text:c="2"/>tauxcom &lt;15</text:p>
      <text:p text:style-name="Standard"/>
      <text:p text:style-name="Standard">--exos25--</text:p>
      <text:p text:style-name="Standard">-- Afficher le nom, le salaire, le taux de commission, le titre des</text:p>
      <text:p text:style-name="Standard">employés dont le taux de commission est supérieur à 15.--</text:p>
      <text:p text:style-name="Standard"><text:soft-page-break/></text:p>
      <text:p text:style-name="Standard">SELECT nom, salaire, tauxcom, titre</text:p>
      <text:p text:style-name="Standard">FROM employe</text:p>
      <text:p text:style-name="Standard">WHERE <text:s text:c="2"/>tauxcom &gt;15</text:p>
      <text:p text:style-name="Standard"/>
      <text:p text:style-name="Standard">--exos26--</text:p>
      <text:p text:style-name="Standard">--Afficher le nom, le salaire, le taux de commission et la commission des</text:p>
      <text:p text:style-name="Standard">employés dont le taux de commission n'est pas nul. (la commission</text:p>
      <text:p text:style-name="Standard">est calculée en multipliant le salaire par le taux de commission)--</text:p>
      <text:p text:style-name="Standard"/>
      <text:p text:style-name="Standard">SELECT nom, salaire, tauxcom, (salaire * tauxcom) AS commission</text:p>
      <text:p text:style-name="Standard">FROM employe</text:p>
      <text:p text:style-name="Standard">where tauxcom IS NOT null</text:p>
      <text:p text:style-name="Standard"/>
      <text:p text:style-name="Standard">--exos27--</text:p>
      <text:p text:style-name="Standard">-- Afficher le nom, le salaire, le taux de commission, la commission des</text:p>
      <text:p text:style-name="Standard">employés dont le taux de commission n'est pas nul, classé par taux de</text:p>
      <text:p text:style-name="Standard">commission croissant.--</text:p>
      <text:p text:style-name="Standard"/>
      <text:p text:style-name="Standard">SELECT nom, salaire, tauxcom, (salaire * tauxcom) AS commission</text:p>
      <text:p text:style-name="Standard">FROM employe</text:p>
      <text:p text:style-name="Standard">where tauxcom IS NOT NULL</text:p>
      <text:p text:style-name="Standard">ORDER BY commission asc</text:p>
      <text:p text:style-name="Standard"/>
      <text:p text:style-name="Standard">--exos28--</text:p>
      <text:p text:style-name="Standard">--Afficher le nom et le prénom (concaténés) des employés. Renommer</text:p>
      <text:p text:style-name="Standard">les colonnes--</text:p>
      <text:p text:style-name="Standard"/>
      <text:p text:style-name="Standard">SELECT CONCAT (nom, ' ', prenom) AS 'nom et prénom'</text:p>
      <text:p text:style-name="Standard">FROM employe</text:p>
      <text:p text:style-name="Standard"/>
      <text:p text:style-name="Standard">--exos29--</text:p>
      <text:p text:style-name="Standard">--Afficher les 5 premières lettres du nom des employés.--</text:p>
      <text:p text:style-name="Standard"/>
      <text:p text:style-name="Standard">SELECT SUBSTR(nom,1,5)</text:p>
      <text:p text:style-name="Standard">FROM employe</text:p>
      <text:p text:style-name="Standard"/>
      <text:p text:style-name="Standard">--exos30--</text:p>
      <text:p text:style-name="Standard">--Afficher le nom et le rang de la lettre « r » dans le nom des</text:p>
      <text:p text:style-name="Standard">employés.--</text:p>
      <text:p text:style-name="Standard"/>
      <text:p text:style-name="Standard">SELECT nom, instr(nom, 'r') AS emplacement</text:p>
      <text:p text:style-name="Standard">FROM employe</text:p>
      <text:p text:style-name="Standard"/>
      <text:p text:style-name="Standard">--exos31--</text:p>
      <text:p text:style-name="Standard">-- Afficher le nom, le nom en majuscule et le nom en minuscule de</text:p>
      <text:p text:style-name="Standard">l'employé dont le nom est Vrente.--</text:p>
      <text:p text:style-name="Standard"/>
      <text:p text:style-name="Standard">SELECT nom, UPPER (nom), LOWER (nom)</text:p>
      <text:p text:style-name="Standard">FROM employe</text:p>
      <text:p text:style-name="Standard">WHERE nom LIKE 'vrante'</text:p>
      <text:p text:style-name="Standard"/>
      <text:p text:style-name="Standard"><text:soft-page-break/>--exos32--</text:p>
      <text:p text:style-name="Standard">--Afficher le nom et le nombre de caractères du nom des employés.--</text:p>
      <text:p text:style-name="Standard"/>
      <text:p text:style-name="Standard">SELECT nom, length (nom) AS taille_nom;</text:p>
      <text:p text:style-name="Standard">FROM employ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08:59:35.427240342</meta:creation-date>
    <dc:date>2023-11-06T09:12:55.342052543</dc:date>
    <meta:editing-duration>PT13M2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6" meta:paragraph-count="196" meta:word-count="1023" meta:character-count="5786" meta:non-whitespace-character-count="5003"/>
  </office:meta>
</office:document-meta>
</file>